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17a24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073365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152559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6fb3b9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702ea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7201f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76a598" officeooo:paragraph-rsid="0076a598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738adf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be1ec"/>
    </style:style>
    <style:style style:name="T10" style:family="text">
      <style:text-properties officeooo:rsid="001e196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cf99" style:font-weight-asian="normal" style:font-weight-complex="normal"/>
    </style:style>
    <style:style style:name="T13" style:family="text">
      <style:text-properties fo:font-weight="normal" officeooo:rsid="0068b5ee" style:font-weight-asian="normal" style:font-weight-complex="normal"/>
    </style:style>
    <style:style style:name="T14" style:family="text">
      <style:text-properties officeooo:rsid="0020d389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1fffe"/>
    </style:style>
    <style:style style:name="T17" style:family="text">
      <style:text-properties officeooo:rsid="002afd25"/>
    </style:style>
    <style:style style:name="T18" style:family="text">
      <style:text-properties officeooo:rsid="002ce993"/>
    </style:style>
    <style:style style:name="T19" style:family="text">
      <style:text-properties officeooo:rsid="002d3acc"/>
    </style:style>
    <style:style style:name="T20" style:family="text">
      <style:text-properties officeooo:rsid="00320769"/>
    </style:style>
    <style:style style:name="T21" style:family="text">
      <style:text-properties officeooo:rsid="0033cf99"/>
    </style:style>
    <style:style style:name="T22" style:family="text">
      <style:text-properties officeooo:rsid="0035ca2f"/>
    </style:style>
    <style:style style:name="T23" style:family="text">
      <style:text-properties officeooo:rsid="0037aad7"/>
    </style:style>
    <style:style style:name="T24" style:family="text">
      <style:text-properties officeooo:rsid="0039edf8"/>
    </style:style>
    <style:style style:name="T25" style:family="text">
      <style:text-properties officeooo:rsid="0042a48a"/>
    </style:style>
    <style:style style:name="T26" style:family="text">
      <style:text-properties officeooo:rsid="00448a63"/>
    </style:style>
    <style:style style:name="T27" style:family="text">
      <style:text-properties officeooo:rsid="00512202"/>
    </style:style>
    <style:style style:name="T28" style:family="text">
      <style:text-properties officeooo:rsid="00524450"/>
    </style:style>
    <style:style style:name="T29" style:family="text">
      <style:text-properties officeooo:rsid="0053490c"/>
    </style:style>
    <style:style style:name="T30" style:family="text">
      <style:text-properties officeooo:rsid="00568cd9"/>
    </style:style>
    <style:style style:name="T31" style:family="text">
      <style:text-properties officeooo:rsid="0057aa76"/>
    </style:style>
    <style:style style:name="T32" style:family="text">
      <style:text-properties officeooo:rsid="00595a07"/>
    </style:style>
    <style:style style:name="T33" style:family="text">
      <style:text-properties officeooo:rsid="005d080a"/>
    </style:style>
    <style:style style:name="T34" style:family="text">
      <style:text-properties officeooo:rsid="0067f97c"/>
    </style:style>
    <style:style style:name="T35" style:family="text">
      <style:text-properties officeooo:rsid="006bd6cb"/>
    </style:style>
    <style:style style:name="T36" style:family="text">
      <style:text-properties officeooo:rsid="006e8745"/>
    </style:style>
    <style:style style:name="T37" style:family="text">
      <style:text-properties officeooo:rsid="006ff970"/>
    </style:style>
    <style:style style:name="T38" style:family="text">
      <style:text-properties officeooo:rsid="007201f1"/>
    </style:style>
    <style:style style:name="T39" style:family="text">
      <style:text-properties officeooo:rsid="00778a40"/>
    </style:style>
    <style:style style:name="T40" style:family="text">
      <style:text-properties officeooo:rsid="007aee37"/>
    </style:style>
    <style:style style:name="T41" style:family="text">
      <style:text-properties officeooo:rsid="007bb2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7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3">Social <text:span text:style-name="T35">M</text:span>edia:</text:p>
            <text:p text:style-name="P43"><text:span text:style-name="T11">Twitter, GitHub, Linked</text:span><text:span text:style-name="T13">I</text:span><text:span text:style-name="T12">n</text:span><text:span text:style-name="T11">:</text:span><text:span text:style-name="T7"> nrobinson2000</text:span></text:p>
            <text:p text:style-name="P34"/>
            <text:p text:style-name="P44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5"/>
            <text:p text:style-name="P45"><text:span text:style-name="T6">C</text:span><text:span text:style-name="T5">EHS Coding Club Blog:</text:span></text:p>
            <text:p text:style-name="P46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2"><text:span text:style-name="T31">Specialized </text:span>Skills:<text:span text:style-name="T15"> </text:span></text:p>
            <text:p text:style-name="P37">Particle Firmware Development,</text:p>
            <text:p text:style-name="P37">Full-Stack Web Administration</text:p>
            <text:p text:style-name="P41"/>
            <text:p text:style-name="P41"><text:span text:style-name="T31">Programming </text:span>Languages:</text:p>
            <text:p text:style-name="P38"><text:s/><text:span text:style-name="T21">Particle </text:span>C++, <text:span text:style-name="T21">Bash</text:span>, Python,</text:p>
            <text:p text:style-name="P40"><text:span text:style-name="T21">JavaScript, </text:span>HTML, CSS</text:p>
            <text:p text:style-name="P36"/>
            <text:p text:style-name="P42"><text:span text:style-name="T39">Familiar</text:span> <text:span text:style-name="T34">Platforms</text:span>:</text:p>
            <text:p text:style-name="P39">macOS, <text:span text:style-name="T38">Ubuntu Linux, Arduino,</text:span></text:p>
            <text:p text:style-name="P39">Raspberry Pi, <text:span text:style-name="T30">P</text:span>article Pho<text:span text:style-name="T26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February 2017 – <text:span text:style-name="T36">Present</text:span></text:p>
          </table:table-cell>
          <table:table-cell table:style-name="Table1.A2" office:value-type="string">
            <text:p text:style-name="P25">Web <text:span text:style-name="T16">C</text:span>onsultant</text:p>
            <text:p text:style-name="P25"/>
            <text:p text:style-name="P19">C<text:span text:style-name="T14">reated </text:span>and administered the website for DPC New England, a coalition of doctors providing direct primary care. Developed Wordpress, Discourse, and <text:span text:style-name="T14">system </text:span>adminis<text:span text:style-name="T14">tration</text:span> skills on an Ubuntu Linux server. <text:span text:style-name="T28">Now providing administrative support and ongoing system updates.</text:span></text:p>
          </table:table-cell>
        </table:table-row>
        <table:table-row>
          <table:table-cell table:style-name="Table1.A1" office:value-type="string">
            <text:p text:style-name="P20">June 2015 <text:span text:style-name="T37">–</text:span> Present</text:p>
          </table:table-cell>
          <table:table-cell table:style-name="Table1.A1" office:value-type="string">
            <text:p text:style-name="P26">Particle Community Volunteer</text:p>
            <text:p text:style-name="P26"/>
            <text:p text:style-name="P21">Assisting <text:span text:style-name="T19">the </text:span>developers and <text:span text:style-name="T18">users</text:span> of Particle, a company providing extensive Internet of Things services and micro-controller development kits used by developers and companies worldwide. <text:span text:style-name="T22">I d</text:span>irectly addres<text:span text:style-name="T21">s</text:span> topics within the <text:span text:style-name="T17">active</text:span> community, provid<text:span text:style-name="T33">e</text:span> assistance with code, and <text:span text:style-name="T23">give</text:span> feedback on Particle’s tools and services.</text:p>
          </table:table-cell>
        </table:table-row>
        <table:table-row>
          <table:table-cell table:style-name="Table1.A1" office:value-type="string">
            <text:p text:style-name="P31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2016 <text:span text:style-name="T37">– 2018</text:span></text:p>
          </table:table-cell>
          <table:table-cell table:style-name="Table1.A2" office:value-type="string">
            <text:p text:style-name="P25">Cape Elizabeth High School <text:s text:c="63"/><text:span text:style-name="T32">GPA: 90.58 <text:s/>SAT: 1,210</text:span></text:p>
            <text:p text:style-name="P18"/>
            <text:p text:style-name="P18">Coding Club <text:span text:style-name="T36">President</text:span>, Junior <text:span text:style-name="T24">V</text:span>arsity <text:span text:style-name="T25">B</text:span>asketball, <text:span text:style-name="T36">Technical Theatre</text:span></text:p>
            <text:p text:style-name="P18"/>
            <text:p text:style-name="P22">In Coding Club I focus on helping students create projects with the Particle IoT platform and teach them the fundamentals of <text:span text:style-name="T20">developing smart devices and web based applications.</text:span></text:p>
            <text:p text:style-name="P22"/>
            <text:p text:style-name="P23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4">Summer 2016</text:p>
          </table:table-cell>
          <table:table-cell table:style-name="Table1.A1" office:value-type="string">
            <text:p text:style-name="P27">Oxbridge Experience in Boston <text:s text:c="54"/><text:span text:style-name="T36">A+ in Computer Science</text:span></text:p>
            <text:p text:style-name="P27"/>
            <text:p text:style-name="P24">Majored in Computer Science and minored in Neuropsychology while residing at the Harvard Law School.</text:p>
            <text:p text:style-name="P24"/>
            <text:p text:style-name="P24">Created a semi-autonomous rover using a Particle Photon, and a Raspberry Pi that <text:span text:style-name="T25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<text:span text:style-name="T37">–</text:span> <text:span text:style-name="T10">2016</text:span> </text:p>
          </table:table-cell>
          <table:table-cell table:style-name="Table1.A1" office:value-type="string">
            <text:p text:style-name="P28">ACS Hillingdon International School, London, <text:span text:style-name="T29">United Kingdom</text:span></text:p>
            <text:p text:style-name="P10"/>
            <text:p text:style-name="P11">Tech Club, Genius Bar, <text:span text:style-name="T36">ISTA, </text:span>Junior Varsity Basketball, Volleyball and Tennis</text:p>
            <text:p text:style-name="P15"/>
            <text:p text:style-name="P16">For my <text:span text:style-name="T40">tenth grade</text:span> personal project I created an <text:span text:style-name="T36">Internet of Things</text:span> demonstration that use<text:span text:style-name="T41">d</text:span> a Photon <text:span text:style-name="T8">to control servos and lights, and monitor sensors with an accompanying web application I built using JavaScript, HTML, and CSS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29">Cambridge Prep Experience <text:s text:c="51"/><text:span text:style-name="T36">A+ in Science and The Future</text:span></text:p>
            <text:p text:style-name="P13"/>
            <text:p text:style-name="P13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2">Summer 2014</text:p>
          </table:table-cell>
          <table:table-cell table:style-name="Table1.A9" office:value-type="string">
            <text:p text:style-name="P29">Oxford Prep Experience <text:s text:c="67"/><text:span text:style-name="T36">A+ in Computer Science</text:span></text:p>
            <text:p text:style-name="P13"/>
            <text:p text:style-name="P13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5T22:46:45.325110000</dc:date>
    <meta:editing-duration>P1DT2H50M31S</meta:editing-duration>
    <meta:editing-cycles>99</meta:editing-cycles>
    <meta:print-date>2017-05-24T20:07:22.601811906</meta:print-date>
    <meta:document-statistic meta:table-count="2" meta:image-count="0" meta:object-count="0" meta:page-count="1" meta:paragraph-count="47" meta:word-count="391" meta:character-count="2954" meta:non-whitespace-character-count="2367"/>
  </office:meta>
</office:document-meta>
</file>